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3.799cm" table:align="left"/>
    </style:style>
    <style:style style:name="Tabla1.A" style:family="table-column">
      <style:table-column-properties style:column-width="4.355cm"/>
    </style:style>
    <style:style style:name="Tabla1.B" style:family="table-column">
      <style:table-column-properties style:column-width="3.194cm"/>
    </style:style>
    <style:style style:name="Tabla1.C" style:family="table-column">
      <style:table-column-properties style:column-width="6.249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color="#a52a2a" loext:opacity="100%"/>
    </style:style>
    <style:style style:name="T2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9" style:family="text">
      <style:text-properties loext:padding="0cm" loext:border="none"/>
    </style:style>
    <style:style style:name="T10" style:family="text">
      <style:text-properties fo:background-color="transparent" loext:char-shading-value="0" loext:padding="0cm" loext:border="none"/>
    </style:style>
    <style:style style:name="T11" style:family="text">
      <style:text-properties officeooo:rsid="000ec53f" fo:background-color="transparent" loext:char-shading-value="0" loext:padding="0cm" loext:border="none"/>
    </style:style>
    <style:style style:name="T12" style:family="text">
      <style:text-properties fo:color="#008000" loext:opacity="100%"/>
    </style:style>
    <style:style style:name="T13" style:family="text">
      <style:text-properties officeooo:rsid="000ec5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ecificidad <text:span text:style-name="T13">en </text:span>CSS</text:h>
      <text:p text:style-name="P11"/>
      <text:p text:style-name="Horizontal_20_Line"/>
      <text:h text:style-name="P2" text:outline-level="2">¿Qué es la especificidad?</text:h>
      <text:p text:style-name="P3">Si hay dos o más reglas CSS que apuntan al mismo elemento, el selector con el valor de especificidad más alto "ganará" y su declaración de estilo se aplicará a ese elemento HTML.</text:p>
      <text:p text:style-name="P3">Piense en la especificidad como una puntuación/clasificación que determina qué declaración de estilo se aplica finalmente a un elemento.</text:p>
      <text:p text:style-name="P3">Mire los siguientes ejemplos:</text:p>
      <text:h text:style-name="P4" text:outline-level="3">Ejemplo 1</text:h>
      <text:p text:style-name="P5">En este ejemplo, utilizamos el elemento "p" como selector y especificamos un color rojo para este elemento. El texto será rojo:</text:p>
      <text:p text:style-name="P9"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  <text:span text:style-name="T3">&lt;</text:span><text:span text:style-name="T1">style</text:span><text:span text:style-name="T3">&gt;</text:span><text:span text:style-name="T1"><text:line-break/>    p </text:span><text:span text:style-name="T5">{</text:span><text:span text:style-name="T7">color</text:span><text:span text:style-name="T5">:</text:span><text:span text:style-name="T3"> red</text:span><text:span text:style-name="T5">;}</text:span><text:span text:style-name="T1"><text:line-break/>  </text:span><text:span text:style-name="T3">&lt;</text:span><text:span text:style-name="T1">/style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line-break/><text:span text:style-name="T3">&lt;</text:span><text:span text:style-name="T1">p</text:span><text:span text:style-name="T3">&gt;</text:span>Hello World!<text:span text:style-name="T3">&lt;</text:span><text:span text:style-name="T1">/p</text:span><text:span text:style-name="T3">&gt;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</text:p>
      <text:p text:style-name="P5"><text:s/></text:p>
      <text:p text:style-name="P3">Ahora, mire el ejemplo 2:</text:p>
      <text:h text:style-name="P4" text:outline-level="3">Ejemplo 2</text:h>
      <text:p text:style-name="P5">En este ejemplo, agregamos un selector de clase (llamado "<text:span text:style-name="T13">test</text:span>") y especificamos un color verde para esta clase. El texto ahora será verde (aunque hayamos especificado un color rojo para el selector de elementos "p"). Esto se debe a que al selector de clase se le da mayor prioridad:</text:p>
      <text:p text:style-name="P9"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  <text:span text:style-name="T3">&lt;</text:span><text:span text:style-name="T1">style</text:span><text:span text:style-name="T3">&gt;</text:span><text:span text:style-name="T1"><text:line-break/>    .test </text:span><text:span text:style-name="T5">{</text:span><text:span text:style-name="T7">color</text:span><text:span text:style-name="T5">:</text:span><text:span text:style-name="T3"> green</text:span><text:span text:style-name="T5">;}</text:span><text:span text:style-name="T1"><text:line-break/>    p </text:span><text:span text:style-name="T5">{</text:span><text:span text:style-name="T7">color</text:span><text:span text:style-name="T5">:</text:span><text:span text:style-name="T3"> red</text:span><text:span text:style-name="T5">;}</text:span><text:span text:style-name="T1"><text:line-break/>  </text:span><text:span text:style-name="T3">&lt;</text:span><text:span text:style-name="T1">/style</text:span><text:span text:style-name="T3">&gt;</text:span><text:line-break/><text:span text:style-name="T3">&lt;</text:span><text:span text:style-name="T1">/head</text:span><text:span text:style-name="T3">&gt;</text:span><text:line-break/><text:soft-page-break/><text:span text:style-name="T3">&lt;</text:span><text:span text:style-name="T1">body</text:span><text:span text:style-name="T3">&gt;</text:span><text:line-break/><text:line-break/><text:span text:style-name="T3">&lt;</text:span><text:span text:style-name="T1">p</text:span><text:span text:style-name="T7"> class</text:span><text:span text:style-name="T3">="test"&gt;</text:span>Hello World!<text:span text:style-name="T3">&lt;</text:span><text:span text:style-name="T1">/p</text:span><text:span text:style-name="T3">&gt;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</text:p>
      <text:p text:style-name="P5"><text:s/></text:p>
      <text:p text:style-name="P3">Ahora, mire el ejemplo 3:</text:p>
      <text:h text:style-name="P4" text:outline-level="3">Ejemplo 3</text:h>
      <text:p text:style-name="P5">En este ejemplo, hemos agregado el selector de <text:span text:style-name="T13">id</text:span> (llamado "demo"). El texto ahora será azul, porque el selector de ID tiene mayor prioridad:</text:p>
      <text:p text:style-name="P9"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  <text:span text:style-name="T3">&lt;</text:span><text:span text:style-name="T1">style</text:span><text:span text:style-name="T3">&gt;</text:span><text:span text:style-name="T1"><text:line-break/>    #demo </text:span><text:span text:style-name="T5">{</text:span><text:span text:style-name="T7">color</text:span><text:span text:style-name="T5">:</text:span><text:span text:style-name="T3"> blue</text:span><text:span text:style-name="T5">;}</text:span><text:span text:style-name="T1"><text:line-break/>    .test </text:span><text:span text:style-name="T5">{</text:span><text:span text:style-name="T7">color</text:span><text:span text:style-name="T5">:</text:span><text:span text:style-name="T3"> green</text:span><text:span text:style-name="T5">;}</text:span><text:span text:style-name="T1"><text:line-break/>    p </text:span><text:span text:style-name="T5">{</text:span><text:span text:style-name="T7">color</text:span><text:span text:style-name="T5">:</text:span><text:span text:style-name="T3"> red</text:span><text:span text:style-name="T5">;}</text:span><text:span text:style-name="T1"><text:line-break/>  </text:span><text:span text:style-name="T3">&lt;</text:span><text:span text:style-name="T1">/style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line-break/><text:span text:style-name="T3">&lt;</text:span><text:span text:style-name="T1">p</text:span><text:span text:style-name="T7"> id</text:span><text:span text:style-name="T3">="demo"</text:span><text:span text:style-name="T7"> class</text:span><text:span text:style-name="T3">="test"&gt;</text:span>Hello World!<text:span text:style-name="T3">&lt;</text:span><text:span text:style-name="T1">/p</text:span><text:span text:style-name="T3">&gt;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</text:p>
      <text:p text:style-name="P5"><text:s/></text:p>
      <text:p text:style-name="P3">Ahora, mire el ejemplo 4:</text:p>
      <text:h text:style-name="P4" text:outline-level="3">Ejemplo 4</text:h>
      <text:p text:style-name="P5">En este ejemplo, hemos agregado un estilo en línea para el elemento "p". El texto ahora será rosa, porque el estilo en línea tiene la máxima prioridad:</text:p>
      <text:p text:style-name="P9"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  <text:span text:style-name="T3">&lt;</text:span><text:span text:style-name="T1">style</text:span><text:span text:style-name="T3">&gt;</text:span><text:span text:style-name="T1"><text:line-break/>    #demo </text:span><text:span text:style-name="T5">{</text:span><text:span text:style-name="T7">color</text:span><text:span text:style-name="T5">:</text:span><text:span text:style-name="T3"> blue</text:span><text:span text:style-name="T5">;}</text:span><text:span text:style-name="T1"><text:line-break/>    .test </text:span><text:span text:style-name="T5">{</text:span><text:span text:style-name="T7">color</text:span><text:span text:style-name="T5">:</text:span><text:span text:style-name="T3"> green</text:span><text:span text:style-name="T5">;}</text:span><text:span text:style-name="T1"><text:line-break/>    p </text:span><text:span text:style-name="T5">{</text:span><text:span text:style-name="T7">color</text:span><text:span text:style-name="T5">:</text:span><text:span text:style-name="T3"> red</text:span><text:span text:style-name="T5">;}</text:span><text:span text:style-name="T1"><text:line-break/>  </text:span><text:span text:style-name="T3">&lt;</text:span><text:span text:style-name="T1">/style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line-break/><text:soft-page-break/><text:span text:style-name="T3">&lt;</text:span><text:span text:style-name="T1">p</text:span><text:span text:style-name="T7"> id</text:span><text:span text:style-name="T3">="demo"</text:span><text:span text:style-name="T7"> class</text:span><text:span text:style-name="T3">="test"</text:span><text:span text:style-name="T7"> style</text:span><text:span text:style-name="T3">="color: pink;"&gt;</text:span>Hello World!<text:span text:style-name="T3">&lt;</text:span><text:span text:style-name="T1">/p</text:span><text:span text:style-name="T3">&gt;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</text:p>
      <text:p text:style-name="P5"><text:s/></text:p>
      <text:p text:style-name="Horizontal_20_Line"/>
      <text:h text:style-name="P2" text:outline-level="2">Jerarquía de especificidad</text:h>
      <text:p text:style-name="P3">Cada selector de CSS tiene su lugar en la jerarquía de especificidad.</text:p>
      <text:p text:style-name="P3">Hay cuatro categorías que definen el nivel de especificidad de un selector:</text:p>
      <text:list text:style-name="L1">
        <text:list-item>
          <text:p text:style-name="P13"><text:span text:style-name="Strong_20_Emphasis">Estilos en línea </text:span>- Ejemplo: &lt;h1 style="color: pink;"&gt;</text:p>
        </text:list-item>
        <text:list-item>
          <text:p text:style-name="P13"><text:span text:style-name="Strong_20_Emphasis">ID </text:span>: ejemplo: #navbar</text:p>
        </text:list-item>
        <text:list-item>
          <text:p text:style-name="P13"><text:span text:style-name="Strong_20_Emphasis">Clases, pseudoclases, selectores de atributos </text:span>- Ejemplo: .test, :hover, [href]</text:p>
        </text:list-item>
        <text:list-item>
          <text:p text:style-name="P14"><text:span text:style-name="Strong_20_Emphasis">Elementos y pseudoelementos </text:span>- Ejemplo: h1, ::before</text:p>
        </text:list-item>
      </text:list>
      <text:p text:style-name="Horizontal_20_Line"/>
      <text:h text:style-name="P2" text:outline-level="2">¿Cómo calcular la especificidad?</text:h>
      <text:p text:style-name="P3">Comience en 0, agregue 100 para cada valor de ID, agregue 10 para cada valor de clase (o pseudoclase o selector de atributos), agregue 1 para cada selector de elemento o pseudoelemento.</text:p>
      <text:p text:style-name="P3"><text:span text:style-name="Strong_20_Emphasis"><text:span text:style-name="T9">Nota: </text:span></text:span><text:span text:style-name="T9">El estilo en línea obtiene un valor de especificidad de 1000 y siempre se le da la máxima prioridad.</text:span></text:p>
      <text:p text:style-name="P3"><text:span text:style-name="Strong_20_Emphasis"><text:span text:style-name="T9">Nota 2: </text:span></text:span><text:span text:style-name="T9">Hay una excepción a esta regla: si usa la regla</text:span><text:span text:style-name="Source_20_Text"><text:span text:style-name="T10"> !</text:span></text:span><text:span text:style-name="Source_20_Text"><text:span text:style-name="T11">important (lo veremos en el siguiente capítulo)</text:span></text:span><text:span text:style-name="T9">, ¡incluso anulará los estilos en línea!</text:span></text:p>
      <text:p text:style-name="P3">La siguiente tabla muestra algunos ejemplos sobre cómo calcular los valores de especificidad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Selector</text:p>
          </table:table-cell>
          <table:table-cell table:style-name="Tabla1.A1" office:value-type="string">
            <text:p text:style-name="P8">Specificity Value</text:p>
          </table:table-cell>
          <table:table-cell table:style-name="Tabla1.A1" office:value-type="string">
            <text:p text:style-name="P8">Calculation</text:p>
          </table:table-cell>
        </table:table-row>
        <table:table-row table:style-name="Tabla1.2">
          <table:table-cell table:style-name="Tabla1.A1" office:value-type="string">
            <text:p text:style-name="P7">p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7">1</text:p>
          </table:table-cell>
        </table:table-row>
        <table:table-row table:style-name="Tabla1.1">
          <table:table-cell table:style-name="Tabla1.A1" office:value-type="string">
            <text:p text:style-name="P7">p.test</text:p>
          </table:table-cell>
          <table:table-cell table:style-name="Tabla1.A1" office:value-type="string">
            <text:p text:style-name="P7">11</text:p>
          </table:table-cell>
          <table:table-cell table:style-name="Tabla1.A1" office:value-type="string">
            <text:p text:style-name="P7">1 + 10</text:p>
          </table:table-cell>
        </table:table-row>
        <table:table-row table:style-name="Tabla1.2">
          <table:table-cell table:style-name="Tabla1.A1" office:value-type="string">
            <text:p text:style-name="P7">p#demo</text:p>
          </table:table-cell>
          <table:table-cell table:style-name="Tabla1.A1" office:value-type="string">
            <text:p text:style-name="P7">101</text:p>
          </table:table-cell>
          <table:table-cell table:style-name="Tabla1.A1" office:value-type="string">
            <text:p text:style-name="P7">1 + 100</text:p>
          </table:table-cell>
        </table:table-row>
        <table:table-row table:style-name="Tabla1.1">
          <table:table-cell table:style-name="Tabla1.A1" office:value-type="string">
            <text:p text:style-name="P7">&lt;p style="color: pink;"&gt;</text:p>
          </table:table-cell>
          <table:table-cell table:style-name="Tabla1.A1" office:value-type="string">
            <text:p text:style-name="P7">1000</text:p>
          </table:table-cell>
          <table:table-cell table:style-name="Tabla1.A1" office:value-type="string">
            <text:p text:style-name="P7">1000</text:p>
          </table:table-cell>
        </table:table-row>
        <table:table-row table:style-name="Tabla1.2">
          <table:table-cell table:style-name="Tabla1.A1" office:value-type="string">
            <text:p text:style-name="P7">#demo</text:p>
          </table:table-cell>
          <table:table-cell table:style-name="Tabla1.A1" office:value-type="string">
            <text:p text:style-name="P7">100</text:p>
          </table:table-cell>
          <table:table-cell table:style-name="Tabla1.A1" office:value-type="string">
            <text:p text:style-name="P7">100</text:p>
          </table:table-cell>
        </table:table-row>
        <table:table-row table:style-name="Tabla1.1">
          <table:table-cell table:style-name="Tabla1.A1" office:value-type="string">
            <text:p text:style-name="P7">.test</text:p>
          </table:table-cell>
          <table:table-cell table:style-name="Tabla1.A1" office:value-type="string">
            <text:p text:style-name="P7">10</text:p>
          </table:table-cell>
          <table:table-cell table:style-name="Tabla1.A1" office:value-type="string">
            <text:p text:style-name="P7">10</text:p>
          </table:table-cell>
        </table:table-row>
        <table:table-row table:style-name="Tabla1.2">
          <table:table-cell table:style-name="Tabla1.A1" office:value-type="string">
            <text:p text:style-name="P7">p.test1.test2</text:p>
          </table:table-cell>
          <table:table-cell table:style-name="Tabla1.A1" office:value-type="string">
            <text:p text:style-name="P7">21</text:p>
          </table:table-cell>
          <table:table-cell table:style-name="Tabla1.A1" office:value-type="string">
            <text:p text:style-name="P7">1 + 10 + 10</text:p>
          </table:table-cell>
        </table:table-row>
        <table:table-row table:style-name="Tabla1.1">
          <table:table-cell table:style-name="Tabla1.A1" office:value-type="string">
            <text:p text:style-name="P7">#navbar p#demo</text:p>
          </table:table-cell>
          <table:table-cell table:style-name="Tabla1.A1" office:value-type="string">
            <text:p text:style-name="P7">201</text:p>
          </table:table-cell>
          <table:table-cell table:style-name="Tabla1.A1" office:value-type="string">
            <text:p text:style-name="P7">100 + 1 + 100</text:p>
          </table:table-cell>
        </table:table-row>
        <table:table-row table:style-name="Tabla1.2">
          <table:table-cell table:style-name="Tabla1.A1" office:value-type="string">
            <text:p text:style-name="P7">*</text:p>
          </table:table-cell>
          <table:table-cell table:style-name="Tabla1.A1" office:value-type="string">
            <text:p text:style-name="P7">0</text:p>
          </table:table-cell>
          <table:table-cell table:style-name="Tabla1.A1" office:value-type="string">
            <text:p text:style-name="P6">0 (<text:span text:style-name="T13">el selector universal es ignorado</text:span>)</text:p>
          </table:table-cell>
        </table:table-row>
      </table:table>
      <text:p text:style-name="P3"><text:span text:style-name="Strong_20_Emphasis">¡El selector con el valor de especificidad más alto ganará y tendrá efecto!</text:span></text:p>
      <text:p text:style-name="P3">Considere estos tres fragmentos de código:</text:p>
      <text:h text:style-name="P4" text:outline-level="3">Ejemplo</text:h>
      <text:p text:style-name="P9">A: h1<text:line-break/>B: h1#content<text:line-break/>C: <text:span text:style-name="T3">&lt;</text:span><text:span text:style-name="T1">h1</text:span><text:span text:style-name="T7"> id</text:span><text:span text:style-name="T3">="content"</text:span><text:span text:style-name="T7"> style</text:span><text:span text:style-name="T3">="color: pink;"&gt;</text:span>Heading<text:span text:style-name="T3">&lt;</text:span><text:span text:style-name="T1">/h1</text:span><text:span text:style-name="T3">&gt;</text:span></text:p>
      <text:p text:style-name="P3"><text:soft-page-break/>La especificidad de A es 1 (selector de un elemento)<text:line-break/>La especificidad de B es 101 (una referencia de ID + un selector de elemento)<text:line-break/>La especificidad de C es 1000 (estilo en línea)</text:p>
      <text:p text:style-name="P3">Dado que la tercera regla (C) tiene el valor de especificidad más alto (1000), se aplicará esta declaración de estilo.</text:p>
      <text:p text:style-name="Horizontal_20_Line"/>
      <text:h text:style-name="P2" text:outline-level="2">Más ejemplos de reglas de especificidad</text:h>
      <text:p text:style-name="P3"><text:span text:style-name="Strong_20_Emphasis">Igual especificidad: gana la última regla</text:span>: si la misma regla se escribe dos veces en la hoja de estilo externa, gana la última regla:</text:p>
      <text:h text:style-name="P4" text:outline-level="3">Ejemplo</text:h>
      <text:p text:style-name="P10">h1 <text:span text:style-name="T5">{</text:span><text:span text:style-name="T7">background-color</text:span><text:span text:style-name="T5">:</text:span><text:span text:style-name="T3"> yellow</text:span><text:span text:style-name="T5">;}</text:span><text:line-break/>h1 <text:span text:style-name="T5">{</text:span><text:span text:style-name="T7">background-color</text:span><text:span text:style-name="T5">:</text:span><text:span text:style-name="T3"> red</text:span><text:span text:style-name="T5">;}</text:span></text:p>
      <text:p text:style-name="P5"><text:s/></text:p>
      <text:p text:style-name="Horizontal_20_Line"/>
      <text:p text:style-name="P3"><text:span text:style-name="Strong_20_Emphasis">Los selectores de ID tienen una mayor especificidad que los selectores de atributos</text:span>. Observe las tres líneas de código siguientes:</text:p>
      <text:h text:style-name="P4" text:outline-level="3">Ejemplo</text:h>
      <text:p text:style-name="P3"><text:span text:style-name="T2">div#a </text:span><text:span text:style-name="T6">{</text:span><text:span text:style-name="T8">background-color</text:span><text:span text:style-name="T6">:</text:span><text:span text:style-name="T4"> green</text:span><text:span text:style-name="T6">;}</text:span><text:span text:style-name="T2"><text:line-break/>#a </text:span><text:span text:style-name="T6">{</text:span><text:span text:style-name="T8">background-color</text:span><text:span text:style-name="T6">:</text:span><text:span text:style-name="T4"> yellow</text:span><text:span text:style-name="T6">;}</text:span><text:span text:style-name="T2"><text:line-break/>div[id=a] </text:span><text:span text:style-name="T6">{</text:span><text:span text:style-name="T8">background-color</text:span><text:span text:style-name="T6">:</text:span><text:span text:style-name="T4"> blue</text:span><text:span text:style-name="T6">;}</text:span></text:p>
      <text:p text:style-name="P3">la primera regla es más específica que las otras dos y, por lo tanto, será aplicada.</text:p>
      <text:p text:style-name="Horizontal_20_Line"/>
      <text:p text:style-name="P3"><text:span text:style-name="Strong_20_Emphasis">Los selectores contextuales son más específicos que un selector de elemento único: </text:span>la hoja de estilo incrustada está más cerca del elemento al que se le va a aplicar estilo. Entonces en la siguiente situación</text:p>
      <text:h text:style-name="P4" text:outline-level="3">Ejemplo</text:h>
      <text:p text:style-name="P10"><text:span text:style-name="T12">/*From external CSS file:*/</text:span><text:line-break/>#content h1 <text:span text:style-name="T5">{</text:span><text:span text:style-name="T7">background-color</text:span><text:span text:style-name="T5">:</text:span><text:span text:style-name="T3"> red</text:span><text:span text:style-name="T5">;}</text:span><text:line-break/><text:line-break/><text:span text:style-name="T12">/*In HTML file:*/</text:span><text:line-break/>&lt;style&gt;<text:line-break/>#content h1 <text:span text:style-name="T5">{</text:span><text:span text:style-name="T7">background-color</text:span><text:span text:style-name="T5">:</text:span><text:span text:style-name="T3"> yellow</text:span><text:span text:style-name="T5">;}</text:span><text:line-break/>&lt;/style&gt;</text:p>
      <text:p text:style-name="P3">se aplicará esta última regla.</text:p>
      <text:p text:style-name="Horizontal_20_Line"/>
      <text:p text:style-name="P3"><text:soft-page-break/><text:span text:style-name="Strong_20_Emphasis">Un selector de clase supera a cualquier número de selectores de elementos</text:span>: un selector de clase como .intro supera a h1, p, div, etc.:</text:p>
      <text:h text:style-name="P4" text:outline-level="3">Ejemplo</text:h>
      <text:p text:style-name="P10">.intro <text:span text:style-name="T5">{</text:span><text:span text:style-name="T7">background-color</text:span><text:span text:style-name="T5">:</text:span><text:span text:style-name="T3"> yellow</text:span><text:span text:style-name="T5">;}</text:span><text:line-break/>h1 <text:span text:style-name="T5">{</text:span><text:span text:style-name="T7">background-color</text:span><text:span text:style-name="T5">:</text:span><text:span text:style-name="T3"> red</text:span><text:span text:style-name="T5">;}</text:span></text:p>
      <text:p text:style-name="P5"><text:s/></text:p>
      <text:p text:style-name="Horizontal_20_Line"/>
      <text:p text:style-name="P3"><text:span text:style-name="Strong_20_Emphasis">El selector universal (*) y los valores heredados tienen una especificidad de 0. </text:span>¡El selector universal (*) y los valores heredados se ignoran!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7:59:50.250000000</meta:creation-date>
    <dc:date>2024-03-07T17:34:40.509000000</dc:date>
    <meta:editing-duration>PT11M5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5" meta:paragraph-count="91" meta:word-count="764" meta:character-count="4782" meta:non-whitespace-character-count="4038"/>
  </office:meta>
</office:document-meta>
</file>